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0dd7ba" officeooo:paragraph-rsid="000dd7ba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26pt" style:text-underline-style="solid" style:text-underline-width="auto" style:text-underline-color="font-color" fo:font-weight="bold" officeooo:rsid="000e80b5" officeooo:paragraph-rsid="000e80b5" style:font-size-asian="22.75pt" style:font-weight-asian="bold" style:font-size-complex="26pt" style:font-weight-complex="bold"/>
    </style:style>
    <style:style style:name="P3" style:family="paragraph" style:parent-style-name="Standard">
      <style:text-properties fo:font-size="26pt" style:text-underline-style="solid" style:text-underline-width="auto" style:text-underline-color="font-color" fo:font-weight="bold" officeooo:rsid="000f033f" officeooo:paragraph-rsid="000f033f" style:font-size-asian="22.75pt" style:font-weight-asian="bold" style:font-size-complex="26pt" style:font-weight-complex="bold"/>
    </style:style>
    <style:style style:name="P4" style:family="paragraph" style:parent-style-name="Standard">
      <style:text-properties fo:font-size="26pt" style:text-underline-style="solid" style:text-underline-width="auto" style:text-underline-color="font-color" fo:font-weight="bold" officeooo:rsid="0010368a" officeooo:paragraph-rsid="0010368a" style:font-size-asian="22.75pt" style:font-weight-asian="bold" style:font-size-complex="26pt" style:font-weight-complex="bold"/>
    </style:style>
    <style:style style:name="P5" style:family="paragraph" style:parent-style-name="Standard">
      <style:text-properties fo:font-size="26pt" style:text-underline-style="none" fo:font-weight="normal" officeooo:rsid="000dd7ba" officeooo:paragraph-rsid="000dd7ba" style:font-size-asian="22.75pt" style:font-weight-asian="normal" style:font-size-complex="2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ffd38" style:font-weight-asian="normal" style:font-weight-complex="normal"/>
    </style:style>
    <style:style style:name="T4" style:family="text">
      <style:text-properties style:text-underline-style="none" officeooo:rsid="000ff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boca</text:p>
      <text:p text:style-name="P5"/>
      <text:p text:style-name="P1">Profile:</text:p>
      <text:p text:style-name="P2"><text:span text:style-name="T1">Population:</text:span><text:span text:style-name="T2"> ~40k mostly Garfar</text:span><text:span text:style-name="T3">r</text:span><text:span text:style-name="T2">ian, some forest people from the north that I still have to name</text:span></text:p>
      <text:p text:style-name="P3"><text:span text:style-name="T1">Economy:</text:span><text:span text:style-name="T2"> Trade and Tarrifs, Shipwrights, Beer brewing<text:line-break/>Subsistence Dependance ~15%</text:span></text:p>
      <text:p text:style-name="P3"><text:span text:style-name="T1">Ruler:</text:span><text:span text:style-name="T2"> </text:span><text:span text:style-name="T3">Belesa, Queen and widely considered Garfarr's greatest Beauty</text:span></text:p>
      <text:p text:style-name="P4"><text:span text:style-name="T4">L</text:span><text:span text:style-name="T1">anguages:</text:span><text:span text:style-name="T2"> Garfarrian, northern forest language</text:span></text:p>
      <text:p text:style-name="P4"><text:span text:style-name="T1">Vassals: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1M</meta:editing-duration>
    <meta:editing-cycles>7</meta:editing-cycles>
    <meta:generator>LibreOffice/7.5.4.2$Windows_X86_64 LibreOffice_project/36ccfdc35048b057fd9854c757a8b67ec53977b6</meta:generator>
    <dc:date>2023-06-28T16:01:20.682000000</dc:date>
    <meta:document-statistic meta:table-count="0" meta:image-count="0" meta:object-count="0" meta:page-count="1" meta:paragraph-count="7" meta:word-count="43" meta:character-count="315" meta:non-whitespace-character-count="278"/>
    <meta:user-defined meta:name="Info 1"/>
    <meta:user-defined meta:name="Info 2"/>
    <meta:user-defined meta:name="Info 3"/>
    <meta:user-defined meta:name="Info 4"/>
  </office:meta>
</office:document-meta>
</file>